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d251" officeooo:paragraph-rsid="0019d251"/>
    </style:style>
    <style:style style:name="P2" style:family="paragraph" style:parent-style-name="Standard">
      <style:text-properties officeooo:rsid="0019d251" officeooo:paragraph-rsid="001ae12d"/>
    </style:style>
    <style:style style:name="P3" style:family="paragraph" style:parent-style-name="Standard">
      <style:text-properties officeooo:rsid="001ae12d" officeooo:paragraph-rsid="001ae12d"/>
    </style:style>
    <style:style style:name="T1" style:family="text">
      <style:text-properties officeooo:rsid="001ae1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posta da questão 1:</text:p>
      <text:p text:style-name="P3">Em uma estrutura os vértices e na outra as arestas; se essas informações estivessem todas juntas haveria maior gasto de espaço e informações duplicadas.</text:p>
      <text:p text:style-name="P3"/>
      <text:p text:style-name="P2">Resposta da questão <text:span text:style-name="T1">2</text:span>: </text:p>
      <text:p text:style-name="P2"><text:span text:style-name="T1">A cor representa as cores em volta; a melhor cor seria a que representa todas as outras deste espaço; o rasterizador utiliza um algoritmo que pega a cor do ponto do meio.</text:span></text:p>
      <text:p text:style-name="P2"/>
      <text:p text:style-name="P2">Resposta da questão <text:span text:style-name="T1">3</text:span>:</text:p>
      <text:p text:style-name="P3">Serve para colorir um triângulo utilizando informações de outros pontos para melhor representar a imagem; a interpolaçao utiliza informações dos pontos extremos de uma orientação, por exemplo horizontal e gerando arestas; para o preenchimento do resto do triângulo a interpolação é novamente executada, desta vez utilizando as informações geradas anteriormente pela interpolação. </text:p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22:02:52.844000000</meta:creation-date>
    <dc:date>2019-05-28T13:38:33.346000000</dc:date>
    <meta:editing-duration>PT20M4S</meta:editing-duration>
    <meta:editing-cycles>2</meta:editing-cycles>
    <meta:generator>LibreOffice/6.2.1.2$Windows_X86_64 LibreOffice_project/7bcb35dc3024a62dea0caee87020152d1ee96e71</meta:generator>
    <meta:document-statistic meta:table-count="0" meta:image-count="0" meta:object-count="0" meta:page-count="1" meta:paragraph-count="7" meta:word-count="120" meta:character-count="770" meta:non-whitespace-character-count="653"/>
  </office:meta>
</office:document-meta>
</file>